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/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desc 2611-03</text:p>
      <text:p><text:line-break/></text:p>
      <text:p>indentation 1</text:p>
      <text:p>indentation 2</text:p>
      <text:p>indentation 3</text:p>
      <text:p><text:line-break/></text:p>
      <text:list text:style-name="podNumberedList" text:continue-numbering="false">
        <text:list-item>
          <text:p text:style-name="podNumberItem">point numéroté 1</text:p>
        </text:list-item>
        <text:list-item>
          <text:list text:style-name="podNumberedList" text:continue-numbering="false">
            <text:list-item>
              <text:p text:style-name="podNumberItem">point numéroté 1.1</text:p>
            </text:list-item>
            <text:list-item>
              <text:p text:style-name="podNumberItem">point numéroté 1.2</text:p>
            </text:list-item>
          </text:list>
        </text:list-item>
        <text:list-item>
          <text:p text:style-name="podNumberItem">point numéroté 2</text:p>
        </text:list-item>
        <text:list-item>
          <text:list text:style-name="podNumberedList" text:continue-numbering="false">
            <text:list-item>
              <text:p text:style-name="podNumberItem">point numéroté 2.1</text:p>
            </text:list-item>
            <text:list-item>
              <text:p text:style-name="podNumberItem">point numéroté 2.2</text:p>
            </text:list-item>
            <text:list-item>
              <text:p text:style-name="podNumberItem">point numéroté 2.3</text:p>
            </text:list-item>
            <text:list-item>
              <text:list text:style-name="podNumberedList" text:continue-numbering="false">
                <text:list-item>
                  <text:p text:style-name="podNumberItem">point numéroté 2.3.1</text:p>
                </text:list-item>
                <text:list-item>
                  <text:p text:style-name="podNumberItem">point numéroté 2.3.2</text:p>
                </text:list-item>
              </text:list>
            </text:list-item>
          </text:list>
        </text:list-item>
        <text:list-item>
          <text:p text:style-name="podNumberItem">point numéroté 3</text:p>
        </text:list-item>
      </text:list>
      <text:p><text:line-break/></text:p>
      <text:list text:style-name="podBulletedList">
        <text:list-item>
          <text:p text:style-name="podBulletItem">grosse lune niveau 1</text:p>
        </text:list-item>
        <text:list-item>
          <text:list text:style-name="podBulletedList">
            <text:list-item>
              <text:p text:style-name="podBulletItem">grosse lune niveau 2</text:p>
            </text:list-item>
            <text:list-item>
              <text:list text:style-name="podBulletedList">
                <text:list-item>
                  <text:p text:style-name="podBulletItem">grosse lune niveau 3</text:p>
                </text:list-item>
                <text:list-item>
                  <text:list text:style-name="podBulletedList">
                    <text:list-item>
                      <text:p text:style-name="podBulletItem">grosse lune niveau 4<text:line-break/></text:p>
                    </text:list-item>
                  </text:list>
                </text:list-item>
              </text:list>
            </text:list-item>
          </text:list>
        </text:list-item>
      </text:list>
      <text:list text:style-name="podBulletedList">
        <text:list-item>
          <text:list text:style-name="podBulletedList">
            <text:list-item>
              <text:list text:style-name="podBulletedList">
                <text:list-item>
                  <text:list text:style-name="podBulletedList">
                    <text:list-item>
                      <text:list text:style-name="podBulletedList">
                        <text:list-item>
                          <text:p text:style-name="podBulletItem">grosse lune niveau 5<text:line-break/></text:p>
                        </text:list-item>
                        <text:list-item>
                          <text:list text:style-name="podBulletedList">
                            <text:list-item>
                              <text:p text:style-name="podBulletItem">grosse lune niveau 6<text:line-break/></text:p>
                            </text:list-item>
                            <text:list-item>
                              <text:list text:style-name="podBulletedList">
                                <text:list-item>
                                  <text:p text:style-name="podBulletItem">grosse lune niveau 7</text:p>
                                </text:list-item>
                                <text:list-item>
                                  <text:list text:style-name="podBulletedList">
                                    <text:list-item>
                                      <text:p text:style-name="podBulletItem">grosse lune niveau 8</text:p>
                                    </text:list-item>
                                    <text:list-item>
                                      <text:list text:style-name="podBulletedList">
                                        <text:list-item>
                                          <text:p text:style-name="podBulletItem">grosse lune niveau 9</text:p>
                                        </text:list-item>
                                        <text:list-item>
                                          <text:list text:style-name="podBulletedList">
                                            <text:list-item>
                                              <text:p text:style-name="podBulletItem">grosse lune niveau 10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><text:line-break/><text:line-break/>titre liste 1 liste 1 titre liste 2 liste 2 titre liste 3 liste 3 <text:p text:style-name="CS1"><text:span text:style-name="podBold">texte normal<text:line-break/></text:span></text:p></text:p>
      <text:list text:style-name="L-upper-roman" text:continue-numbering="false">
        <text:list-item>
          <text:p text:style-name="podNumberItem">romain maj 1</text:p>
        </text:list-item>
        <text:list-item>
          <text:p text:style-name="podNumberItem">romain maj 2</text:p>
        </text:list-item>
      </text:list>
      <text:p><text:line-break/></text:p>
      <text:list text:style-name="L-lower-roman" text:continue-numbering="false">
        <text:list-item>
          <text:p text:style-name="podNumberItem">romain 1</text:p>
        </text:list-item>
        <text:list-item>
          <text:p text:style-name="podNumberItem">romain 2<text:line-break/></text:p>
        </text:list-item>
      </text:list>
      <text:p><text:line-break/></text:p>
      <text:list text:style-name="L-upper-alpha" text:continue-numbering="false">
        <text:list-item>
          <text:p text:style-name="podNumberItem">alpha maj 1<text:line-break/></text:p>
        </text:list-item>
        <text:list-item>
          <text:p text:style-name="podNumberItem">alpha maj 2</text:p>
        </text:list-item>
      </text:list>
      <text:p><text:line-break/></text:p>
      <text:list text:style-name="L-lower-alpha" text:continue-numbering="false">
        <text:list-item>
          <text:p text:style-name="podNumberItem">alpha min 1</text:p>
        </text:list-item>
        <text:list-item>
          <text:p text:style-name="podNumberItem">alpha min 2</text:p>
        </text:list-item>
      </text:list>
      <text:p><text:line-break/>blablabla<text:line-break/><text:line-break/></text:p>
      <text:list text:style-name="L-square">
        <text:list-item>
          <text:p text:style-name="podBulletItem">Square</text:p>
        </text:list-item>
        <text:list-item>
          <text:p text:style-name="podBulletItem">Square</text:p>
        </text:list-item>
        <text:list-item>
          <text:list text:style-name="L-circle">
            <text:list-item>
              <text:p text:style-name="podBulletItem">Circle</text:p>
            </text:list-item>
            <text:list-item>
              <text:p text:style-name="podBulletItem">Circle</text:p>
            </text:list-item>
          </text:list>
        </text:list-item>
      </text:list>
      <text:list text:style-name="L-circle">
        <text:list-item>
          <text:p text:style-name="podBulletItem">Circle base</text:p>
        </text:list-item>
      </text:list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li" style:family="paragraph">
      <style:paragraph-properties fo:margin-left="1.3cm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>
      <style:paragraph-properties fo:text-align="center"/>
    </style:style>
    <text:list-style style:name="L-upper-alpha">
      <text:list-level-style-number text:level="1" text:style-name="podNumberStyle" style:num-suffix="." style:num-format="A">
        <style:list-level-properties text:space-before="0.25in" text:min-label-width="0.25in"/>
      </text:list-level-style-number>
      <text:list-level-style-number text:level="2" text:style-name="podNumberStyle" style:num-suffix="." style:num-format="A">
        <style:list-level-properties text:space-before="0.5in" text:min-label-width="0.25in"/>
      </text:list-level-style-number>
      <text:list-level-style-number text:level="3" text:style-name="podNumberStyle" style:num-suffix="." style:num-format="A">
        <style:list-level-properties text:space-before="0.75in" text:min-label-width="0.25in"/>
      </text:list-level-style-number>
      <text:list-level-style-number text:level="4" text:style-name="podNumberStyle" style:num-suffix="." style:num-format="A">
        <style:list-level-properties text:space-before="1in" text:min-label-width="0.25in"/>
      </text:list-level-style-number>
    </text:list-style>
    <text:list-style style:name="L-square">
      <text:list-level-style-bullet text:level="1" text:style-name="podBulletStyle" text:bullet-char="▪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▪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▪">
        <style:list-level-properties text:space-before="1in" text:min-label-width="0.25in"/>
        <style:text-properties style:font-name="PodStarSymbol"/>
      </text:list-level-style-bullet>
    </text:list-style>
    <text:list-style style:name="L-lower-alpha">
      <text:list-level-style-number text:level="1" text:style-name="podNumberStyle" style:num-suffix="." style:num-format="a">
        <style:list-level-properties text:space-before="0.25in" text:min-label-width="0.25in"/>
      </text:list-level-style-number>
      <text:list-level-style-number text:level="2" text:style-name="podNumberStyle" style:num-suffix="." style:num-format="a">
        <style:list-level-properties text:space-before="0.5in" text:min-label-width="0.25in"/>
      </text:list-level-style-number>
      <text:list-level-style-number text:level="3" text:style-name="podNumberStyle" style:num-suffix="." style:num-format="a">
        <style:list-level-properties text:space-before="0.75in" text:min-label-width="0.25in"/>
      </text:list-level-style-number>
      <text:list-level-style-number text:level="4" text:style-name="podNumberStyle" style:num-suffix="." style:num-format="a">
        <style:list-level-properties text:space-before="1in" text:min-label-width="0.25in"/>
      </text:list-level-style-number>
    </text:list-style>
    <text:list-style style:name="L-lower-roman">
      <text:list-level-style-number text:level="1" text:style-name="podNumberStyle" style:num-suffix="." style:num-format="i">
        <style:list-level-properties text:space-before="0.25in" text:min-label-width="0.25in"/>
      </text:list-level-style-number>
      <text:list-level-style-number text:level="2" text:style-name="podNumberStyle" style:num-suffix="." style:num-format="i">
        <style:list-level-properties text:space-before="0.5in" text:min-label-width="0.25in"/>
      </text:list-level-style-number>
      <text:list-level-style-number text:level="3" text:style-name="podNumberStyle" style:num-suffix="." style:num-format="i">
        <style:list-level-properties text:space-before="0.75in" text:min-label-width="0.25in"/>
      </text:list-level-style-number>
      <text:list-level-style-number text:level="4" text:style-name="podNumberStyle" style:num-suffix="." style:num-format="i">
        <style:list-level-properties text:space-before="1in" text:min-label-width="0.25in"/>
      </text:list-level-style-number>
    </text:list-style>
    <text:list-style style:name="L-circle">
      <text:list-level-style-bullet text:level="1" text:style-name="podBulletStyle" text:bullet-char="◦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◦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◦">
        <style:list-level-properties text:space-before="1in" text:min-label-width="0.25in"/>
        <style:text-properties style:font-name="PodStarSymbol"/>
      </text:list-level-style-bullet>
    </text:list-style>
    <text:list-style style:name="L-upper-roman">
      <text:list-level-style-number text:level="1" text:style-name="podNumberStyle" style:num-suffix="." style:num-format="I">
        <style:list-level-properties text:space-before="0.25in" text:min-label-width="0.25in"/>
      </text:list-level-style-number>
      <text:list-level-style-number text:level="2" text:style-name="podNumberStyle" style:num-suffix="." style:num-format="I">
        <style:list-level-properties text:space-before="0.5in" text:min-label-width="0.25in"/>
      </text:list-level-style-number>
      <text:list-level-style-number text:level="3" text:style-name="podNumberStyle" style:num-suffix="." style:num-format="I">
        <style:list-level-properties text:space-before="0.75in" text:min-label-width="0.25in"/>
      </text:list-level-style-number>
      <text:list-level-style-number text:level="4" text:style-name="podNumberStyle" style:num-suffix="." style:num-format="I">
        <style:list-level-properties text:space-before="1in" text:min-label-width="0.25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